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2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1120.9" calcext:value-type="float">
            <text:p>1120.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381.334047202129" calcext:value-type="float">
            <text:p>381.33404720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340203450086653" calcext:value-type="float">
            <text:p>0.340203450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21:48.122000000</dc:date>
    <meta:editing-duration>PT6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